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2144cc" officeooo:paragraph-rsid="002144cc"/>
    </style:style>
    <style:style style:name="P2" style:family="paragraph" style:parent-style-name="Standard">
      <style:paragraph-properties fo:line-height="200%" fo:text-align="start" style:justify-single-word="false"/>
      <style:text-properties officeooo:rsid="002144cc" officeooo:paragraph-rsid="002144cc"/>
    </style:style>
    <style:style style:name="P3" style:family="paragraph" style:parent-style-name="Header">
      <style:paragraph-properties fo:line-height="200%"/>
      <style:text-properties officeooo:rsid="001fbbfe" officeooo:paragraph-rsid="001fbbfe"/>
    </style:style>
    <style:style style:name="P4" style:family="paragraph" style:parent-style-name="Header">
      <style:paragraph-properties fo:line-height="200%"/>
      <style:text-properties officeooo:rsid="002144cc" officeooo:paragraph-rsid="002144cc"/>
    </style:style>
    <style:style style:name="T1" style:family="text">
      <style:text-properties officeooo:rsid="0021a7ea"/>
    </style:style>
    <style:style style:name="T2" style:family="text">
      <style:text-properties officeooo:rsid="00264e84"/>
    </style:style>
    <style:style style:name="T3" style:family="text">
      <style:text-properties officeooo:rsid="002971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urnal 2</text:p>
      <text:p text:style-name="P2"><text:tab/>When you press down the gas pedal of your <text:span text:style-name="T3">GMC Sierra 2007</text:span>, you are essentially opening up a valve to allow air to flow through. However, as you use your vehicle over time, this valve becomes dirty. In order for you to be <text:span text:style-name="T1">getting the optimal gas mileage, you need to clean this valve. Therefore, This is a step-by-step set of instructions to clean your truck's throttle body..</text:span></text:p>
      <text:p text:style-name="P2"><text:tab/><text:span text:style-name="T2">The first thing we need to do is make sure our engine has cooled down enough to touch it. To help our engine cool down, we will open the hood. Go ahead and do this now. Assuming our engine is too hot to leave our hand on, we should let it cool down for approximately 3 hours. Otherwise, if our engine is cooled down we can continue to the next step. </text:span></text:p>
      <text:p text:style-name="P2"><text:tab/><text:span text:style-name="T3">In order to remove the throttle body, we need to remove a few parts so that we can access the screws holding it in place. When you look at your engine compartment, you will se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style:text-properties officeooo:rsid="001fbbfe" officeooo:paragraph-rsid="001fbbfe"/>
    </style:style>
    <style:style style:name="MP2" style:family="paragraph" style:parent-style-name="Header">
      <style:paragraph-properties fo:line-height="200%"/>
      <style:text-properties officeooo:rsid="002144cc" officeooo:paragraph-rsid="002144c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regory Roberts</text:p>
        <text:p text:style-name="MP1">Professor M</text:p>
        <text:p text:style-name="MP2">WRC 1013-0D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9T10:35:54.093400454</meta:creation-date>
    <dc:date>2016-09-09T11:31:52.273650662</dc:date>
    <meta:editing-duration>PT53M16S</meta:editing-duration>
    <meta:editing-cycles>10</meta:editing-cycles>
    <meta:generator>LibreOffice/4.2.8.2$Linux_X86_64 LibreOffice_project/420m0$Build-2</meta:generator>
    <meta:document-statistic meta:table-count="0" meta:image-count="0" meta:object-count="0" meta:page-count="1" meta:paragraph-count="7" meta:word-count="182" meta:character-count="952" meta:non-whitespace-character-count="772"/>
  </office:meta>
</office:document-meta>
</file>